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7a15" officeooo:paragraph-rsid="002ef28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7a15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7a15" officeooo:paragraph-rsid="003d6f1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d0186" officeooo:paragraph-rsid="002d018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8eb4" officeooo:paragraph-rsid="002f8eb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d6f13" officeooo:paragraph-rsid="003d6f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e3acb" officeooo:paragraph-rsid="003e3a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3acb" officeooo:paragraph-rsid="003e3acb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6cf7c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6cf7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46cf7c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3acb" officeooo:paragraph-rsid="004397f8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e3acb" officeooo:paragraph-rsid="003e3acb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3acb" officeooo:paragraph-rsid="003e3acb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0cbe" officeooo:paragraph-rsid="00440cbe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99486" officeooo:paragraph-rsid="00499486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6fe6e" officeooo:paragraph-rsid="0046fe6e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6f13" officeooo:paragraph-rsid="003d6f13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d0186" officeooo:paragraph-rsid="003e3acb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a5a01" officeooo:paragraph-rsid="004a5a01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a5a01" officeooo:paragraph-rsid="004a5a0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a5a01" officeooo:paragraph-rsid="004a5a01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4397f8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4397f8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3d6f13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3e3acb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46fe6e" officeooo:paragraph-rsid="0046fe6e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440cbe" officeooo:paragraph-rsid="00440cbe"/>
    </style:style>
    <style:style style:name="P31" style:family="paragraph" style:parent-style-name="Standard" style:list-style-name="L3">
      <style:paragraph-properties fo:text-align="start" style:justify-single-word="false"/>
      <style:text-properties officeooo:rsid="004397f8" officeooo:paragraph-rsid="004397f8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3e3acb" officeooo:paragraph-rsid="003e3acb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d0186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e3acb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ec8d7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397f8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40cbe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6fe6e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32ff9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8434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c7a15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d0186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909b2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9a92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aeb7b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d073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d6f13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e3acb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f0670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397f8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993c9" style:font-size-asian="12pt" style:font-weight-asian="bold" style:font-size-complex="1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42a22" style:font-weight-asian="bold" style:font-weight-complex="bold"/>
    </style:style>
    <style:style style:name="T24" style:family="text">
      <style:text-properties fo:font-weight="bold" officeooo:rsid="00325b4a" style:font-weight-asian="bold" style:font-weight-complex="bold"/>
    </style:style>
    <style:style style:name="T25" style:family="text">
      <style:text-properties fo:font-weight="bold" officeooo:rsid="003d6f13" style:font-weight-asian="bold" style:font-weight-complex="bold"/>
    </style:style>
    <style:style style:name="T26" style:family="text">
      <style:text-properties fo:font-weight="bold" officeooo:rsid="003e3acb" style:font-weight-asian="bold" style:font-weight-complex="bold"/>
    </style:style>
    <style:style style:name="T27" style:family="text">
      <style:text-properties fo:font-weight="bold" officeooo:rsid="004397f8" style:font-weight-asian="bold" style:font-weight-complex="bold"/>
    </style:style>
    <style:style style:name="T28" style:family="text">
      <style:text-properties fo:font-weight="bold" officeooo:rsid="0046fe6e" style:font-weight-asian="bold" style:font-weight-complex="bold"/>
    </style:style>
    <style:style style:name="T29" style:family="text">
      <style:text-properties fo:font-weight="bold" officeooo:rsid="0072b852" style:font-weight-asian="bold" style:font-weight-complex="bold"/>
    </style:style>
    <style:style style:name="T30" style:family="text">
      <style:text-properties officeooo:rsid="00325b4a"/>
    </style:style>
    <style:style style:name="T31" style:family="text">
      <style:text-properties officeooo:rsid="003d6f13"/>
    </style:style>
    <style:style style:name="T32" style:family="text">
      <style:text-properties officeooo:rsid="003e3acb"/>
    </style:style>
    <style:style style:name="T33" style:family="text">
      <style:text-properties officeooo:rsid="004397f8"/>
    </style:style>
    <style:style style:name="T34" style:family="text">
      <style:text-properties officeooo:rsid="00440cbe"/>
    </style:style>
    <style:style style:name="T35" style:family="text">
      <style:text-properties officeooo:rsid="0035db3e"/>
    </style:style>
    <style:style style:name="T36" style:family="text">
      <style:text-properties officeooo:rsid="0046fe6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1">1<text:span text:style-name="T35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C1" office:value-type="string">
            <text:p text:style-name="P12">3xx - Flight</text:p>
          </table:table-cell>
          <table:table-cell table:style-name="Table1.D1" office:value-type="string">
            <text:p text:style-name="P12">4xx - A2A</text:p>
          </table:table-cell>
          <table:table-cell table:style-name="Table1.E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3"><text:span text:style-name="T14">5</text:span><text:span text:style-name="T15">0</text:span><text:span text:style-name="T21">7</text:span><text:span text:style-name="T17">b</text:span><text:span text:style-name="T13"> - A/G</text:span><text:span text:style-name="T10"> - </text:span><text:span text:style-name="T9">AGM-</text:span><text:span text:style-name="T11">88C HARMs</text:span><text:span text:style-name="T16"> with HTS pod</text:span><text:span text:style-name="T19"> -- WIP</text:span></text:p>
      <text:p text:style-name="P9"/>
      <text:p text:style-name="P1"><text:span text:style-name="T22">Master Arm</text:span> ... <text:span text:style-name="T22">ON</text:span></text:p>
      <text:p text:style-name="P1"><text:span text:style-name="T22">Master Mode</text:span> ... <text:span text:style-name="T22">A/G</text:span></text:p>
      <text:p text:style-name="P7"><text:span text:style-name="T22">Left cheek pylon power</text:span> ... <text:span text:style-name="T22">ON</text:span> (for the HTS pod)</text:p>
      <text:p text:style-name="P5"><text:span text:style-name="T22">SMS page</text:span> ... <text:span text:style-name="T22">Select AG88 </text:span><text:span text:style-name="T23">and PWR ON</text:span></text:p>
      <text:p text:style-name="P3"/>
      <text:p text:style-name="P6">(HARMs can be carried on stations 3, 4, 6, and 7, but <text:span text:style-name="T31">in USAF service </text:span>are only <text:span text:style-name="T31">carried on</text:span> stations 3 and 7.)</text:p>
      <text:p text:style-name="P3"/>
      <text:p text:style-name="P4"><text:span text:style-name="T24">HTS</text:span><text:span text:style-name="T25">/HAD</text:span><text:span text:style-name="T30"> -</text:span><text:span text:style-name="T31"> </text:span><text:span text:style-name="T30">HARM Targeting System pod</text:span><text:span text:style-name="T31">/</text:span><text:span text:style-name="T30">HARM Attack Display</text:span></text:p>
      <text:list xml:id="list4153772486" text:style-name="L1">
        <text:list-item>
          <text:p text:style-name="P14">On left MFD, go to menu, <text:span text:style-name="T22">HAD</text:span> OSB (T2). <text:s/>Emitters will be detected and shown as colored squares.</text:p>
        </text:list-item>
        <text:list-item>
          <text:p text:style-name="P25"><text:span text:style-name="T3">Set SOI to </text:span><text:span text:style-name="T18">HAD</text:span><text:span text:style-name="T3"> page (</text:span><text:span text:style-name="T18">Dish Hat down</text:span><text:span text:style-name="T3"> to toggle SOI).</text:span></text:p>
        </text:list-item>
        <text:list-item>
          <text:p text:style-name="P25"><text:span text:style-name="T3">Move cursor over emitter to show location data, press </text:span><text:span text:style-name="T18">TMS up</text:span><text:span text:style-name="T3"> to lock emitter and hand-off to HARM.</text:span></text:p>
        </text:list-item>
      </text:list>
      <text:list text:style-name="L2">
        <text:list-item>
          <text:list>
            <text:list-item>
              <text:p text:style-name="P29"><text:span text:style-name="T3">L</text:span><text:span text:style-name="T1">ocking an emitter creates a SPI and can be used to cue other sensors such as TPOD as well.</text:span></text:p>
            </text:list-item>
            <text:list-item>
              <text:p text:style-name="P26"><text:span text:style-name="T3">P</text:span><text:span text:style-name="T5">ress </text:span><text:span text:style-name="T20">TMS left</text:span><text:span text:style-name="T5"> to show target data on DED display, </text:span><text:span text:style-name="T20">TMS right</text:span><text:span text:style-name="T5"> to cycle through emitters on HAD page, </text:span><text:span text:style-name="T20">TMS down</text:span><text:span text:style-name="T5"> to unlock.</text:span></text:p>
            </text:list-item>
            <text:list-item>
              <text:p text:style-name="P26"><text:span text:style-name="T5">Top of HAD shows </text:span><text:span text:style-name="T20">bearing</text:span><text:span text:style-name="T5">, </text:span><text:span text:style-name="T20">distance</text:span><text:span text:style-name="T5"> error, </text:span><text:span text:style-name="T20">lateral</text:span><text:span text:style-name="T5"> error, </text:span><text:span text:style-name="T20">arming </text:span><text:span text:style-name="T5">status, </text:span><text:span text:style-name="T20">position quality</text:span><text:span text:style-name="T5"> (PGM).</text:span><text:span text:style-name="T7"> <text:s/>PGM1 is best position quality, PGM5 is worst.</text:span></text:p>
            </text:list-item>
            <text:list-item>
              <text:p text:style-name="P30"><text:span text:style-name="T5">W</text:span><text:span text:style-name="T1">hite box means it's locked, red inside the white box means a HARM has been handed off to it.</text:span></text:p>
            </text:list-item>
            <text:list-item>
              <text:p text:style-name="P17">Bottom right corner shows time to impact, time at impact, and HARM targeting mode (PB/EOM/RUK)</text:p>
            </text:list-item>
            <text:list-item>
              <text:p text:style-name="P18">Emitter colors:</text:p>
              <text:list>
                <text:list-item>
                  <text:p text:style-name="P18"><text:span text:style-name="T22">Yellow</text:span> -- Default color for emitters.</text:p>
                </text:list-item>
                <text:list-item>
                  <text:p text:style-name="P18"><text:span text:style-name="T22">Red steady</text:span> -- Emitter is in <text:span text:style-name="T22">Track</text:span> mode.</text:p>
                </text:list-item>
                <text:list-item>
                  <text:p text:style-name="P18"><text:span text:style-name="T22">Red flashing</text:span> -- Emitter is in <text:span text:style-name="T22">Launch</text:span> mode.</text:p>
                </text:list-item>
                <text:list-item>
                  <text:p text:style-name="P18"><text:span text:style-name="T22">Green</text:span> -- <text:span text:style-name="T22">No emissions</text:span> detected for at least <text:span text:style-name="T22">2 minutes</text:span>.</text:p>
                </text:list-item>
                <text:list-item>
                  <text:p text:style-name="P18">If no emissions are detected for over 4 minutes, the emitter is removed from the display.</text:p>
                </text:list-item>
              </text:list>
            </text:list-item>
          </text:list>
        </text:list-item>
      </text:list>
      <text:list xml:id="list120941407385899" text:continue-list="list4153772486" text:style-name="L1">
        <text:list-item>
          <text:p text:style-name="P19">HARM WEZ (Weapon Engagement Zone) is shown with white lobed outline on HAD screen. <text:s/>WEZ changes with your speed, altitude, and attitude.</text:p>
        </text:list-item>
        <text:list-item>
          <text:p text:style-name="P14">When location is sufficiently known <text:span text:style-name="T33">(</text:span><text:span text:style-name="T28">PGM1</text:span><text:span text:style-name="T36"> or </text:span><text:span text:style-name="T27">PGM2</text:span><text:span text:style-name="T33">) </text:span>and within launch parameters<text:span text:style-name="T34">/DLZ</text:span>, press <text:span text:style-name="T22">Red Button</text:span> to fire missile.</text:p>
        </text:list-item>
      </text:list>
      <text:list text:style-name="L3">
        <text:list-item>
          <text:p text:style-name="P27"><text:span text:style-name="T5">Targeting an </text:span><text:span text:style-name="T6">emitter</text:span><text:span text:style-name="T5"> on the HTS also automatically sets the SPI; you can switch to the TGP and it should be pointed at the target automatically.</text:span></text:p>
        </text:list-item>
        <text:list-item>
          <text:p text:style-name="P20">HTS refines the position over time<text:span text:style-name="T32">;</text:span> for bes<text:span text:style-name="T32">t results, fly perpendicular to the emitters to allow a longer triangulation leg.</text:span></text:p>
        </text:list-item>
        <text:list-item>
          <text:p text:style-name="P15">HTS searches for up to 11 "Classes" of emitters (groups of emitters, like tables), plus another class of up to 8 manually-specified emitters.</text:p>
        </text:list-item>
        <text:list-item>
          <text:p text:style-name="P31"><text:span text:style-name="T3">H</text:span><text:span text:style-name="T1">ARM mode (PB</text:span><text:span text:style-name="T6">/</text:span><text:span text:style-name="T1">EOM</text:span><text:span text:style-name="T6">/</text:span><text:span text:style-name="T1">RUK) affects the footprint size and launch area on the HAD. <text:s/>Speed and altitude also affects the footprint.</text:span></text:p>
        </text:list-item>
      </text:list>
      <text:p text:style-name="P8"/>
      <text:p text:style-name="P10">To set the HTS search classes<text:span text:style-name="T36"> (affects search refresh rate)</text:span>:</text:p>
      <text:list text:style-name="L4">
        <text:list-item>
          <text:p text:style-name="P16">On <text:span text:style-name="T22">HAD</text:span> page, press <text:span text:style-name="T22">THRT OSB</text:span> (T4).</text:p>
        </text:list-item>
        <text:list-item>
          <text:p text:style-name="P28"><text:span text:style-name="T18">CLASS</text:span><text:span text:style-name="T3">es that are highlighted in white are active. <text:s/>Press corresponding OSBs to toggle active classes and speed up the refresh rate. <text:s/>Refresh rate is shown near top of OSB as </text:span><text:span text:style-name="T18">SCT X:XX</text:span><text:span text:style-name="T3"> (minutes:seconds).</text:span></text:p>
        </text:list-item>
        <text:list-item>
          <text:p text:style-name="P16">To use the manually-specified class:</text:p>
          <text:list>
            <text:list-item>
              <text:p text:style-name="P32"><text:span text:style-name="T8">LIST</text:span><text:span text:style-name="T1"> button on UFC</text:span><text:span text:style-name="T4">.</text:span></text:p>
            </text:list-item>
            <text:list-item>
              <text:p text:style-name="P32"><text:span text:style-name="T8">0</text:span><text:span text:style-name="T1"> for MISC.</text:span></text:p>
            </text:list-item>
            <text:list-item>
              <text:p text:style-name="P32"><text:span text:style-name="T8">ENTR</text:span><text:span text:style-name="T1"> ("E") for HTS.</text:span></text:p>
            </text:list-item>
            <text:list-item>
              <text:p text:style-name="P32"><text:span text:style-name="T1">Select field with </text:span><text:span text:style-name="T8">Dobber up/down</text:span><text:span text:style-name="T1">.</text:span></text:p>
            </text:list-item>
            <text:list-item>
              <text:p text:style-name="P28"><text:span text:style-name="T2">Type new ID on UFC keypad, then press </text:span><text:span text:style-name="T12">ENTR</text:span><text:span text:style-name="T2">.</text:span></text:p>
            </text:list-item>
            <text:list-item>
              <text:p text:style-name="P28"><text:span text:style-name="T3">As soon as one is entered, </text:span><text:span text:style-name="T18">HAD/THRT</text:span><text:span text:style-name="T3"> page will show a new </text:span><text:span text:style-name="T18">MAN</text:span><text:span text:style-name="T3"> OSB (T2) at the top. <text:s/>Press </text:span><text:span text:style-name="T18">MAN</text:span><text:span text:style-name="T3"> OSB to highlight it in white and add your emitters to the search. <text:s/>Other Classes can be disabled if desired to greatly speed up the refresh rate.</text:span></text:p>
            </text:list-item>
            <text:list-item>
              <text:p text:style-name="P21"><text:span text:style-name="T32">When finished, press </text:span><text:span text:style-name="T26">RTN</text:span><text:span text:style-name="T32"> on Dobber switch to return to main DED page.</text:span></text:p>
            </text:list-item>
          </text:list>
        </text:list-item>
      </text:list>
      <text:p text:style-name="P2"/>
      <text:p text:style-name="P24">HTS with datalink -- WIP, needs verification</text:p>
      <text:list text:style-name="L5">
        <text:list-item>
          <text:p text:style-name="P22">Needs at least 3 F-16s with HTS as Team Members, with TDOA box checked in Mission Editor.</text:p>
          <text:list>
            <text:list-item>
              <text:p text:style-name="P22">TODO: Is TDOA behavior on by default if you add a new Team Member in flight? <text:s/>TDOA status is shown on datalink page on DED, the one that lists members and that you can edit, it's the T column in front of the STN.</text:p>
            </text:list-item>
          </text:list>
        </text:list-item>
      </text:list>
      <text:list xml:id="list44939771" text:style-name="L6">
        <text:list-item>
          <text:p text:style-name="P23">Set HAD page as SOI.</text:p>
        </text:list-item>
        <text:list-item>
          <text:p text:style-name="P23">Set emitter as SPI on HAD page (slew cursor, then TMS up (Gray Reset Hat forward)).</text:p>
        </text:list-item>
        <text:list-item>
          <text:p text:style-name="P23">Make sure your Team Members <text:span text:style-name="T22">do not</text:span> have an emitter designated on their HADs.</text:p>
        </text:list-item>
        <text:list-item>
          <text:p text:style-name="P23">Send your emitter designation to Team Members with <text:span text:style-name="T29">Middle Finger Hat right long</text:span>.</text:p>
        </text:list-item>
        <text:list-item>
          <text:p text:style-name="P23">Your HUD will say TDOA.</text:p>
          <text:list>
            <text:list-item>
              <text:p text:style-name="P23">TODO: How to clear?? <text:s/>WARN/RESET switch??</text:p>
            </text:list-item>
          </text:list>
        </text:list-item>
        <text:list-item>
          <text:p text:style-name="P23">Other Team Members will then designate that emitter automatically and begin sending you data.</text:p>
          <text:list>
            <text:list-item>
              <text:p text:style-name="P23">Your HAD page should show "<text:span text:style-name="T22">TD-M</text:span>" at bottom left, meaning you are the Master for this target.</text:p>
            </text:list-item>
            <text:list-item>
              <text:p text:style-name="P23">Other Members' HAD page should show "<text:span text:style-name="T22">TD-S</text:span>" at bottom left, meaning they are the Slaves.</text:p>
            </text:list-item>
          </text:list>
        </text:list-item>
        <text:list-item>
          <text:p text:style-name="P23"><text:soft-page-break/>Position Quality (PGMn) for you should quickly improve. <text:s/>PGM for Team Members will only be as good as their individual planes (datalink only goes from Slaves to Master, not back down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01T12:09:41.025000000</dc:date>
    <meta:editing-duration>PT13H10M56S</meta:editing-duration>
    <meta:editing-cycles>58</meta:editing-cycles>
    <meta:generator>LibreOffice/7.5.2.2$Windows_X86_64 LibreOffice_project/53bb9681a964705cf672590721dbc85eb4d0c3a2</meta:generator>
    <meta:document-statistic meta:table-count="1" meta:image-count="0" meta:object-count="0" meta:page-count="2" meta:paragraph-count="57" meta:word-count="796" meta:character-count="4192" meta:non-whitespace-character-count="3484"/>
  </office:meta>
</office:document-meta>
</file>